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6e6e" officeooo:paragraph-rsid="00036e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CP Exercises</text:p>
      <text:p text:style-name="P1">2.4.3.4 Exercises</text:p>
      <text:p text:style-name="P1"/>
      <text:p text:style-name="P1">1. Use man to look at the man page for one of your preferred commands.</text:p>
      <text:p text:style-name="P1">2. Use man to look for a keyword related to file compression.</text:p>
      <text:p text:style-name="P1">3. Use which to locate the pwd command on your Kali virtual machine.</text:p>
      <text:p text:style-name="P1">4. Use locate to locate wce32.exe on your Kali virtual machine.</text:p>
      <text:p text:style-name="P1">5. Use find to identify any file (not directory) modified in the last day, NOT owned by the root user and execute ls -l on them. Chaining/piping commands is NOT allowed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6T09:54:27.317833860</meta:creation-date>
    <dc:date>2020-08-16T09:56:18.594870073</dc:date>
    <meta:editing-duration>PT1M51S</meta:editing-duration>
    <meta:editing-cycles>1</meta:editing-cycles>
    <meta:generator>LibreOffice/7.0.0.2$Linux_X86_64 LibreOffice_project/00$Build-2</meta:generator>
    <meta:document-statistic meta:table-count="0" meta:image-count="0" meta:object-count="0" meta:page-count="1" meta:paragraph-count="7" meta:word-count="86" meta:character-count="462" meta:non-whitespace-character-count="383"/>
  </office:meta>
</office:document-meta>
</file>